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o" svg:font-family="'Tlwg Typ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6.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6.0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506cm" fo:min-width="3.34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lwg Typo" fo:font-size="10pt" style:font-size-asian="10pt" style:font-size-complex="10pt"/>
    </style:style>
    <style:style style:name="T4" style:family="text">
      <style:text-properties style:font-name="Liberation Sans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6.6cm" svg:height="1.5cm" svg:x="6.4cm" svg:y="3cm">
          <text:p text:style-name="P1">RECOVER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6cm" svg:height="1.5cm" svg:x="6.4cm" svg:y="6.9cm">
          <text:p text:style-name="P1">ACTIVE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6.55cm" svg:height="1.5cm" svg:x="6.45cm" svg:y="15.8cm">
          <text:p text:style-name="P1">UPDAT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6.55cm" svg:height="1.5cm" svg:x="6.45cm" svg:y="18.2cm">
          <text:p text:style-name="P1">UPDATING_PREV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6.55cm" svg:height="1.5cm" svg:x="6.45cm" svg:y="25.4cm">
          <text:p text:style-name="P1">WRITING_PREV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6.55cm" svg:height="1.5cm" svg:x="6.45cm" svg:y="23cm">
          <text:p text:style-name="P1">WRIT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6cm" svg:height="1.5cm" svg:x="6.4cm" svg:y="11.5cm">
          <text:p text:style-name="P1">REFRESH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.1cm" svg:height="1.2cm" svg:x="14.1cm" svg:y="5.2cm">
          <text:p text:style-name="P2"><text:span text:style-name="T1">Election finish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s" svg:x1="17.15cm" svg:y1="6.4cm" svg:x2="13cm" svg:y2="7.65cm" draw:start-shape="id1" draw:start-glue-point="8" draw:end-shape="id2" draw:end-glue-point="1" svg:d="M17150 6400v502l-3649 748h-501" svg:viewBox="0 0 4151 1251">
          <text:p text:style-name="P1"/>
        </draw:connector>
        <draw:connector draw:style-name="gr5" draw:text-style-name="P1" draw:layer="layout" draw:type="lines" svg:x1="17.15cm" svg:y1="5.2cm" svg:x2="13cm" svg:y2="3.75cm" draw:start-shape="id1" draw:start-glue-point="5" draw:end-shape="id3" draw:end-glue-point="1" svg:d="M17150 5200v-501l-3649-949h-501" svg:viewBox="0 0 4151 1451">
          <text:p/>
        </draw:connector>
        <draw:connector draw:style-name="gr5" draw:text-style-name="P1" draw:layer="layout" draw:type="lines" draw:line-skew="-0.499cm -0.499cm" svg:x1="6.4cm" svg:y1="12.25cm" svg:x2="6.4cm" svg:y2="7.65cm" draw:start-shape="id4" draw:start-glue-point="3" draw:end-shape="id2" draw:end-glue-point="3" svg:d="M6400 12250h-1000v-4600h1000" svg:viewBox="0 0 1001 4601">
          <text:p/>
        </draw:connector>
        <draw:connector draw:style-name="gr5" draw:text-style-name="P1" draw:layer="layout" draw:type="lines" draw:line-skew="-0.349cm -0.349cm" svg:x1="6.45cm" svg:y1="16.55cm" svg:x2="6.45cm" svg:y2="23.75cm" draw:start-shape="id5" draw:start-glue-point="3" draw:end-shape="id6" draw:end-glue-point="3" svg:d="M6450 16550h-850v7200h850" svg:viewBox="0 0 851 7201">
          <text:p/>
        </draw:connector>
        <draw:connector draw:style-name="gr5" draw:text-style-name="P1" draw:layer="layout" draw:type="lines" draw:line-skew="-0.949cm -0.949cm" svg:x1="6.45cm" svg:y1="18.95cm" svg:x2="6.45cm" svg:y2="26.15cm" draw:start-shape="id7" draw:start-glue-point="3" draw:end-shape="id8" svg:d="M6450 18950h-1450v7200h1450" svg:viewBox="0 0 1451 7201">
          <text:p/>
        </draw:connector>
        <draw:connector draw:style-name="gr5" draw:text-style-name="P1" draw:layer="layout" draw:type="lines" draw:line-skew="0.299cm 0.299cm" svg:x1="13cm" svg:y1="23.75cm" svg:x2="13cm" svg:y2="12.25cm" draw:start-shape="id6" draw:start-glue-point="1" draw:end-shape="id4" draw:end-glue-point="1" svg:d="M13000 23750h800v-11500h-800" svg:viewBox="0 0 801 11501">
          <text:p/>
        </draw:connector>
        <draw:connector draw:style-name="gr5" draw:text-style-name="P1" draw:layer="layout" draw:type="lines" draw:line-skew="1.199cm 1.299cm" svg:x1="13cm" svg:y1="26.15cm" svg:x2="13cm" svg:y2="12.25cm" draw:start-shape="id8" draw:start-glue-point="1" draw:end-shape="id4" draw:end-glue-point="1" svg:d="M13000 26150h1700l100-13900h-1800" svg:viewBox="0 0 1801 13901">
          <text:p/>
        </draw:connector>
        <draw:frame draw:style-name="gr6" draw:text-style-name="P3" draw:layer="layout" svg:width="4.6cm" svg:height="1.038cm" svg:x="14.3cm" svg:y="7.262cm">
          <draw:text-box>
            <text:p text:style-name="P3"><text:span text:style-name="T2">Quorum = 1</text:span></text:p>
            <text:p text:style-name="P3"><text:span text:style-name="T3">leader_init()</text:span></text:p>
          </draw:text-box>
        </draw:frame>
        <draw:frame draw:style-name="gr6" draw:text-style-name="P3" draw:layer="layout" svg:width="4.6cm" svg:height="1.047cm" svg:x="14.1cm" svg:y="2.962cm">
          <draw:text-box>
            <text:p text:style-name="P3"><text:span text:style-name="T2">Quorum &gt; 1</text:span></text:p>
            <text:p text:style-name="P3"><text:span text:style-name="T4">&lt;collect phase&gt;</text:span></text:p>
          </draw:text-box>
        </draw:frame>
        <draw:frame draw:style-name="gr6" draw:text-style-name="P3" draw:layer="layout" svg:width="4.6cm" svg:height="0.8cm" svg:x="1.1cm" svg:y="9.362cm">
          <draw:text-box>
            <text:p text:style-name="P3"><text:span text:style-name="T3">finish_round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lwg Typo" svg:font-family="'Tlwg Typ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olo </meta:initial-creator>
    <meta:creation-date>2015-03-26T15:22:07.590931979</meta:creation-date>
    <dc:date>2015-03-26T15:55:25.423467831</dc:date>
    <dc:creator>paolo </dc:creator>
    <meta:editing-duration>PT18M7S</meta:editing-duration>
    <meta:editing-cycles>4</meta:editing-cycles>
    <meta:generator>LibreOffice/4.3.3.2$Linux_X86_64 LibreOffice_project/430m0$Build-2</meta:generator>
    <meta:document-statistic meta:object-count="18"/>
  </office:meta>
</office:document-meta>
</file>